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Helvetica Neue" svg:font-family="'Helvetica Neue', sans-serif"/>
    <style:font-face style:name="Lucida Grande" svg:font-family="'Lucida Grande'"/>
    <style:font-face style:name="StarSymbol" svg:font-family="StarSymbol"/>
    <style:font-face style:name="MS Mincho" svg:font-family="'MS Mincho', 'ＭＳ 明朝'" style:font-family-generic="modern"/>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Default_20_Text">
      <style:text-properties style:font-name="Arial" fo:font-size="20pt" fo:font-weight="bold" style:font-size-asian="20pt" style:font-weight-asian="bold" style:font-size-complex="20pt" style:font-weight-complex="bold"/>
    </style:style>
    <style:style style:name="P2" style:family="paragraph" style:parent-style-name="Default_20_Text">
      <style:text-properties style:font-name="Arial Black"/>
    </style:style>
    <style:style style:name="P3" style:family="paragraph" style:parent-style-name="Heading_20_1">
      <style:text-properties fo:font-variant="normal" fo:text-transform="none" fo:color="#000000" fo:letter-spacing="normal" fo:font-style="normal"/>
    </style:style>
    <style:style style:name="P4" style:family="paragraph" style:parent-style-name="Heading_20_1">
      <style:paragraph-properties fo:break-before="page">
        <style:tab-stops>
          <style:tab-stop style:position="0cm"/>
        </style:tab-stops>
      </style:paragraph-properties>
      <style:text-properties fo:color="#000000"/>
    </style:style>
    <style:style style:name="P5" style:family="paragraph" style:parent-style-name="Default_20_Text" style:master-page-name="Standard">
      <style:paragraph-properties style:page-number="auto"/>
    </style:style>
    <style:style style:name="P6" style:family="paragraph" style:parent-style-name="Default_20_Text">
      <style:paragraph-properties>
        <style:tab-stops>
          <style:tab-stop style:position="0cm"/>
        </style:tab-stops>
      </style:paragraph-properties>
      <style:text-properties fo:color="#000000"/>
    </style:style>
    <style:style style:name="P7" style:family="paragraph" style:parent-style-name="Default_20_Text">
      <style:paragraph-properties>
        <style:tab-stops>
          <style:tab-stop style:position="0cm"/>
        </style:tab-stops>
      </style:paragraph-properties>
      <style:text-properties fo:font-variant="normal" fo:text-transform="none" fo:color="#000000" fo:letter-spacing="normal" fo:font-style="normal"/>
    </style:style>
    <style:style style:name="P8" style:family="paragraph" style:parent-style-name="Default_20_Text" style:list-style-name="L2">
      <style:paragraph-properties>
        <style:tab-stops>
          <style:tab-stop style:position="0cm"/>
        </style:tab-stops>
      </style:paragraph-properties>
      <style:text-properties fo:font-variant="normal" fo:text-transform="none" fo:color="#000000" fo:letter-spacing="normal" fo:font-style="normal"/>
    </style:style>
    <style:style style:name="P9" style:family="paragraph" style:parent-style-name="Default_20_Text" style:list-style-name="L3">
      <style:paragraph-properties>
        <style:tab-stops>
          <style:tab-stop style:position="0cm"/>
        </style:tab-stops>
      </style:paragraph-properties>
      <style:text-properties fo:font-variant="normal" fo:text-transform="none" fo:color="#000000" fo:letter-spacing="normal" fo:font-style="normal"/>
    </style:style>
    <style:style style:name="P10" style:family="paragraph" style:parent-style-name="Default_20_Text">
      <style:paragraph-properties>
        <style:tab-stops>
          <style:tab-stop style:position="0cm"/>
        </style:tab-stops>
      </style:paragraph-properties>
      <style:text-properties fo:font-variant="normal" fo:text-transform="none" fo:color="#000000" style:font-name="Courier New" fo:font-size="8pt" fo:letter-spacing="normal" fo:font-style="normal" style:font-size-asian="8pt" style:font-size-complex="8pt"/>
    </style:style>
    <style:style style:name="P11" style:family="paragraph" style:parent-style-name="Default_20_Text">
      <style:paragraph-properties>
        <style:tab-stops>
          <style:tab-stop style:position="0cm"/>
        </style:tab-stops>
      </style:paragraph-properties>
      <style:text-properties fo:font-variant="normal" fo:text-transform="none" fo:color="#000000" style:font-name="Courier New" fo:font-size="8pt" fo:letter-spacing="normal" fo:font-style="normal" style:font-size-asian="8pt" style:font-size-complex="8pt"/>
    </style:style>
    <style:style style:name="P12" style:family="paragraph" style:parent-style-name="Default_20_Text">
      <style:paragraph-properties>
        <style:tab-stops>
          <style:tab-stop style:position="0cm"/>
        </style:tab-stops>
      </style:paragraph-properties>
    </style:style>
    <style:style style:name="P13" style:family="paragraph" style:parent-style-name="Default_20_Text" style:list-style-name="L1">
      <style:paragraph-properties>
        <style:tab-stops>
          <style:tab-stop style:position="0cm"/>
        </style:tab-stops>
      </style:paragraph-properties>
    </style:style>
    <style:style style:name="P14" style:family="paragraph" style:parent-style-name="Default_20_Text" style:list-style-name="L4">
      <style:paragraph-properties>
        <style:tab-stops>
          <style:tab-stop style:position="0cm"/>
        </style:tab-stops>
      </style:paragraph-properties>
    </style:style>
    <style:style style:name="P15" style:family="paragraph" style:parent-style-name="Default_20_Text">
      <style:text-properties style:font-name="Courier New" fo:font-size="8pt" style:font-size-asian="8pt" style:font-size-complex="8pt"/>
    </style:style>
    <style:style style:name="P16" style:family="paragraph" style:parent-style-name="Default_20_Text">
      <style:paragraph-properties>
        <style:tab-stops>
          <style:tab-stop style:position="0cm"/>
        </style:tab-stops>
      </style:paragraph-properties>
      <style:text-properties style:font-name="Courier New" fo:font-size="8pt" style:font-size-asian="8pt" style:font-size-complex="8pt"/>
    </style:style>
    <style:style style:name="T1" style:family="text">
      <style:text-properties fo:color="#ff0000"/>
    </style:style>
    <style:style style:name="T2" style:family="text">
      <style:text-properties fo:color="#ff0000" style:font-name="Arial"/>
    </style:style>
    <style:style style:name="T3" style:family="text">
      <style:text-properties fo:color="#ff0000" style:font-name="Arial" fo:font-weight="bold" style:font-weight-asian="bold" style:font-weight-complex="bold"/>
    </style:style>
    <style:style style:name="T4" style:family="text">
      <style:text-properties style:font-name-complex="Arial"/>
    </style:style>
    <style:style style:name="T5" style:family="text">
      <style:text-properties fo:font-variant="normal" fo:text-transform="none" fo:color="#000000" fo:letter-spacing="normal" fo:font-style="normal"/>
    </style:style>
    <style:style style:name="T6" style:family="text">
      <style:text-properties fo:font-variant="normal" fo:text-transform="none" fo:color="#000000" fo:letter-spacing="normal" fo:font-style="normal" fo:font-weight="bold" style:font-weight-asian="bold" style:font-weight-complex="bold"/>
    </style:style>
    <style:style style:name="T7" style:family="text">
      <style:text-properties fo:font-weight="bold" style:font-weight-asian="bold" style:font-weight-complex="bold"/>
    </style:style>
    <style:style style:name="T8" style:family="text">
      <style:text-properties style:font-name="Courier New" fo:font-size="8pt" style:font-size-asian="8pt" style:font-size-complex="8pt"/>
    </style:style>
    <style:style style:name="T9" style:family="text">
      <style:text-properties style:font-name="Courier New" fo:font-size="8pt" style:font-size-asian="8pt" style:font-size-complex="8pt"/>
    </style:style>
    <style:style style:name="fr1" style:family="graphic" style:parent-style-name="Frame">
      <style:graphic-properties fo:margin-left="0.319cm" fo:margin-right="0.319cm" style:wrap="dynamic" style:number-wrapped-paragraphs="no-limit" style:vertical-pos="from-top" style:vertical-rel="paragraph" style:horizontal-pos="from-left" style:horizontal-rel="paragraph" fo:background-color="#ffffff" style:background-transparency="100%" fo:padding="0.035cm" fo:border="0.018cm solid #000000">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Frame1" text:anchor-type="char" svg:x="0.056cm" svg:y="0.03cm" svg:width="15.106cm" svg:height="19.546cm" draw:z-index="0"><draw:text-box><text:p text:style-name="P1">developerWorks article template </text:p><text:p text:style-name="P1">using OpenOffice.org Writer</text:p><text:p text:style-name="P2"/><text:p text:style-name="P2"><text:span text:style-name="T1">Important:</text:span><text:span text:style-name="T2"> Please ensure that your input in this information form is inside the fields. To enter data in a very narrow field , press ctrl-shift-F9 and then use the </text:span><text:span text:style-name="T3">Next</text:span><text:span text:style-name="T2"> button to move through fields.</text:span></text:p><text:p text:style-name="Standard"><text:span text:style-name="Heading_20_3_20_Char">Type of Submission:</text:span><text:span text:style-name="T4"> </text:span><text:span text:style-name="T4"><text:drop-down text:name="DocumentType"><text:label text:value="Tutorial"/><text:label text:current-selected="true" text:value="Article"/>Article</text:drop-down></text:span></text:p><text:p text:style-name="Default_20_Text"><text:span text:style-name="Heading_20_3_20_Char">Title:</text:span> <text:text-input text:description="title">Developing Spring Redis Applications</text:text-input></text:p><text:p text:style-name="Default_20_Text"><text:span text:style-name="Heading_20_3_20_Char">Subtitle:</text:span> <text:text-input text:description="subtitle">Building Spring based applications with Redis as datastore</text:text-input></text:p><text:p text:style-name="Default_20_Text"/><text:p text:style-name="Default_20_Text"><text:span text:style-name="Heading_20_3_20_Char">Keywords:</text:span> <text:text-input text:description="keywords">spring,redis,nosql</text:text-input></text:p><text:p text:style-name="Default_20_Text"/><text:p text:style-name="Default_20_Text"><text:span text:style-name="Heading_20_3_20_Char">Prefix:</text:span> <text:text-input text:description="authorprefix"/></text:p><text:p text:style-name="Default_20_Text"><text:span text:style-name="Heading_20_3_20_Char">Given:</text:span> <text:text-input text:description="authorgiven">Shekhar</text:text-input></text:p><text:p text:style-name="Default_20_Text"><text:span text:style-name="Heading_20_3_20_Char">Middle:</text:span> <text:text-input text:description="authormiddle"/></text:p><text:p text:style-name="Default_20_Text"><text:span text:style-name="Heading_20_3_20_Char">Family:</text:span> <text:text-input text:description="authorfamily">Gulati</text:text-input></text:p><text:p text:style-name="Default_20_Text"><text:span text:style-name="Heading_20_3_20_Char">Suffix:</text:span> <text:text-input text:description="authorsuffix"/></text:p><text:p text:style-name="Default_20_Text"/><text:p text:style-name="Default_20_Text"><text:span text:style-name="Heading_20_3_20_Char">Job Title:</text:span> <text:text-input text:description="authorjobtitle">Java Developer</text:text-input></text:p><text:p text:style-name="Default_20_Text"><text:span text:style-name="Heading_20_3_20_Char">Email:</text:span> <text:text-input text:description="authoremail">shekhargulati84@gmail.com</text:text-input></text:p><text:p text:style-name="Default_20_Text"><text:span text:style-name="Heading_20_3_20_Char">Bio:</text:span> <text:text-input text:description="authorbio">Shekhar is a Java Developer who likes to spend time writing code and learning new technologies. He is an active Speaker and speaks at various conferences.
He is also an active writer and has written many technical article for JavaLobby, Developer.com, IBM DeveloperWorks. He also write blogs at http://whyjava.wordpress.com/ .
You can follow him on twitter @ http://twitter.com/shekhargulati .</text:text-input></text:p><text:p text:style-name="Default_20_Text"><text:span text:style-name="Heading_20_3_20_Char">Company :</text:span></text:p><text:p text:style-name="Default_20_Text"><text:span text:style-name="Heading_20_3_20_Char">Photo filename:</text:span> <text:text-input text:description="photofilename">shekhar.jpg</text:text-input></text:p><text:p text:style-name="Default_20_Text"/><text:p text:style-name="Default_20_Text"><text:span text:style-name="Heading_20_3_20_Char">Abstract:</text:span> <text:text-input text:description="abstract">Redis is a very popular key value NoSQL data store solution. Spring Data Redis is a spring portfolio project aimed to help Java developers work easily with Redis without working with low level Redis API. In this article, I will first introduce Redis and then we will build a simple dictionary application using Spring Data Redis API.</text:text-input></text:p><text:p text:style-name="Default_20_Text"/></draw:text-box></draw:frame></text:p>
      <text:h text:style-name="P4" text:outline-level="1">Introducing Redis</text:h>
      <text:p text:style-name="P6"/>
      <text:p text:style-name="P7">Redis(<text:span text:style-name="T7">RE</text:span>mote <text:span text:style-name="T7">DI</text:span>ctionary <text:span text:style-name="T7">S</text:span>erver) is an open source, advanced, NoSQL key value datastore written in ANSI C programming language. It is an in-memory datastore but writes to disk as well for durability. <text:s/>There are two ways Redis can persist the data – <text:a xlink:type="simple" xlink:href="http://redis.io/topics/persistence">RDB and AOF</text:a>. <text:s/>RDB persistence performs point-in-time snapshots of your dataset at specified intervals. It is not very durable and you may loose some data but it is very fast. On the other hand, AOF persistence is much more durable and logs every write operation received by the server, that will be played again at server startup, reconstructing the original dataset. <text:s/>Whenever you query the Redis, data is served from in-memory and never from disk. All operations performed by Redis on keys and values which are stored in memory. It follows server client model where in it listens to TCP port and accepts commands. All the commands in Redis are atomic so there are no race conditions. You can work with same key from different clients and there will be no race condition. If you have worked with <text:a xlink:type="simple" xlink:href="http://memcached.org/">Memcached</text:a> (an in-memory object caching system) you will find that it is very similar, but Redis is Memcached++. <text:s/>Redis also supports data <text:a xlink:type="simple" xlink:href="http://redis.io/topics/replication">replication</text:a> . </text:p>
      <text:p text:style-name="Heading_20_2">Redis Data Model </text:p>
      <text:p text:style-name="P7"/>
      <text:p text:style-name="P7">Redis data model is very different from RDBMS and for the matter any plain NoSQL key-value data store. Redis datatypes resembles foundational datatypes of programming languages and feel natural to developers. Every data type supports operations applicable to its type. <text:s/>The supported data types are :</text:p>
      <text:p text:style-name="P7"/>
      <text:list xml:id="list7923626903425944874" text:style-name="L3">
        <text:list-item>
          <text:p text:style-name="P9">Strings</text:p>
        </text:list-item>
        <text:list-item>
          <text:p text:style-name="P9">Lists</text:p>
        </text:list-item>
        <text:list-item>
          <text:p text:style-name="P9">Sets</text:p>
        </text:list-item>
        <text:list-item>
          <text:p text:style-name="P9">Sorted Sets</text:p>
        </text:list-item>
        <text:list-item>
          <text:p text:style-name="P9">Hashes</text:p>
        </text:list-item>
      </text:list>
      <text:p text:style-name="P7"/>
      <text:p text:style-name="Heading_20_2">Key Advantages of Redis</text:p>
      <text:p text:style-name="P7"/>
      <text:list xml:id="list2976436977802560285" text:style-name="L1">
        <text:list-item>
          <text:p text:style-name="P13"><text:span text:style-name="T6">Exceptionally Fast</text:span><text:span text:style-name="T5"> : Redis is very fast and can perform about 100000 SETs per second, and about 100000 GETs per second. You can use the redis-benchmark utility for doing the same on your machine.</text:span></text:p>
          <text:p text:style-name="P13"><text:span text:style-name="T5"/></text:p>
        </text:list-item>
        <text:list-item>
          <text:p text:style-name="P13"><text:span text:style-name="T6">Supports Rich data types</text:span><text:span text:style-name="T5"> : Redis natively supports most of the datatypes that most developers already know like list, set, sorted set, and hashes. This makes it very easy to solve variety of problems because we know which problem can be handled better by which data type.</text:span></text:p>
          <text:p text:style-name="P13"><text:span text:style-name="T5"/></text:p>
        </text:list-item>
        <text:list-item>
          <text:p text:style-name="P13"><text:span text:style-name="T6">Atomic Operations</text:span><text:span text:style-name="T5"> : All the Redis operations are atomic, which ensures that if two clients concurrently access Redis server will get the updated value.</text:span></text:p>
        </text:list-item>
        <text:list-item>
          <text:p text:style-name="P13"><text:soft-page-break/><text:span text:style-name="T6">MultiUtility Tool</text:span><text:span text:style-name="T5"> : Redis is a multi utility tool and can be used in a number of usecases like caching, messaging-queues (Redis natively supports Publish/ Subscribe ), any short lived data in your application like web application sessions, web page hit counts, etc. <text:s/>There are a lot of people using Redis and they can be found at </text:span><text:a xlink:type="simple" xlink:href="http://redis.io/topics/whos-using-redis">http://redis.io/topics/whos-using-redis</text:a><text:span text:style-name="T5">.</text:span></text:p>
        </text:list-item>
      </text:list>
      <text:h text:style-name="Heading_20_1" text:outline-level="1">Getting Started with Redis</text:h>
      <text:p text:style-name="P7"/>
      <text:p text:style-name="P7">Getting started with Redis as simple as downloading the tarball, extracting it, and running the make command as shown below.</text:p>
      <text:p text:style-name="P7"/>
      <text:p text:style-name="P10">$ wget http://redis.googlecode.com/files/redis-2.6.7.tar.gz</text:p>
      <text:p text:style-name="P10">$ tar xzf redis-2.6.7.tar.gz</text:p>
      <text:p text:style-name="P10">$ cd redis-2.6.7</text:p>
      <text:p text:style-name="P10">$ make</text:p>
      <text:p text:style-name="P7"/>
      <text:p text:style-name="P7">The binaries that are now compiled are available in the src directory. Run Redis with:</text:p>
      <text:p text:style-name="P7"/>
      <text:p text:style-name="P10">$ src/redis-server</text:p>
      <text:p text:style-name="P10">[988] 05 Jan 14:41:00.230 # Warning: no config file specified, using the default config. In order to specify a config file use src/redis-server /path/to/redis.conf</text:p>
      <text:p text:style-name="P10">[988] 05 Jan 14:41:00.231 * Max number of open files set to 10032</text:p>
      <text:p text:style-name="P10"><text:s text:c="16"/>_._ <text:s text:c="49"/></text:p>
      <text:p text:style-name="P10"><text:s text:c="11"/>_.-``__ ''-._ <text:s text:c="44"/></text:p>
      <text:p text:style-name="P10"><text:s text:c="6"/>_.-`` <text:s text:c="3"/>`. <text:s/>`_. <text:s/>''-._ <text:s text:c="10"/>Redis 2.6.7 (00000000/0) 64 bit</text:p>
      <text:p text:style-name="P10"><text:s text:c="2"/>.-`` .-```. <text:s/>```\/ <text:s text:c="3"/>_.,_ ''-._ <text:s text:c="34"/></text:p>
      <text:p text:style-name="P10"><text:s/>( <text:s text:c="3"/>' <text:s text:c="5"/>, <text:s text:c="6"/>.-` <text:s/>| `, <text:s text:c="3"/>) <text:s text:c="4"/>Running in stand alone mode</text:p>
      <text:p text:style-name="P10"><text:s/>|`-._`-...-` __...-.``-._|'` _.-'| <text:s text:c="4"/>Port: 6379</text:p>
      <text:p text:style-name="P10"><text:s/>| <text:s text:c="3"/>`-._ <text:s text:c="2"/>`._ <text:s text:c="3"/>/ <text:s text:c="4"/>_.-' <text:s text:c="3"/>| <text:s text:c="4"/>PID: 988</text:p>
      <text:p text:style-name="P10"><text:s text:c="2"/>`-._ <text:s text:c="3"/>`-._ <text:s/>`-./ <text:s/>_.-' <text:s text:c="3"/>_.-' <text:s text:c="34"/></text:p>
      <text:p text:style-name="P10"><text:s/>|`-._`-._ <text:s text:c="3"/>`-.__.-' <text:s text:c="3"/>_.-'_.-'| <text:s text:c="33"/></text:p>
      <text:p text:style-name="P10"><text:s/>| <text:s text:c="3"/>`-._`-._ <text:s text:c="7"/>_.-'_.-' <text:s text:c="3"/>| <text:s text:c="10"/>http://redis.io <text:s text:c="7"/></text:p>
      <text:p text:style-name="P10"><text:s text:c="2"/>`-._ <text:s text:c="3"/>`-._`-.__.-'_.-' <text:s text:c="3"/>_.-' <text:s text:c="34"/></text:p>
      <text:p text:style-name="P10"><text:s/>|`-._`-._ <text:s text:c="3"/>`-.__.-' <text:s text:c="3"/>_.-'_.-'| <text:s text:c="33"/></text:p>
      <text:p text:style-name="P10"><text:s/>| <text:s text:c="3"/>`-._`-._ <text:s text:c="7"/>_.-'_.-' <text:s text:c="3"/>| <text:s text:c="33"/></text:p>
      <text:p text:style-name="P10"><text:s text:c="2"/>`-._ <text:s text:c="3"/>`-._`-.__.-'_.-' <text:s text:c="3"/>_.-' <text:s text:c="34"/></text:p>
      <text:p text:style-name="P10"><text:s text:c="6"/>`-._ <text:s text:c="3"/>`-.__.-' <text:s text:c="3"/>_.-' <text:s text:c="38"/></text:p>
      <text:p text:style-name="P10"><text:s text:c="10"/>`-._ <text:s text:c="7"/>_.-' <text:s text:c="42"/></text:p>
      <text:p text:style-name="P10"><text:s text:c="14"/>`-.__.-' <text:s text:c="46"/></text:p>
      <text:p text:style-name="P10">[988] 05 Jan 14:41:00.238 # Server started, Redis version 2.6.7</text:p>
      <text:p text:style-name="P10">[988] 05 Jan 14:41:00.239 * DB loaded from disk: 0.000 seconds</text:p>
      <text:p text:style-name="P10">[988] 05 Jan 14:41:00.239 * The server is now ready to accept connections on port 6379</text:p>
      <text:p text:style-name="P7"/>
      <text:p text:style-name="P7">You can interact with Redis using the built-in client:</text:p>
      <text:p text:style-name="P7"/>
      <text:p text:style-name="P10">$ src/redis-cli</text:p>
      <text:p text:style-name="P10"/>
      <text:p text:style-name="P10"/>
      <text:p text:style-name="P10">redis 127.0.0.1:6379&gt; ping</text:p>
      <text:p text:style-name="P10">PONG</text:p>
      <text:p text:style-name="P10">redis 127.0.0.1:6379&gt; </text:p>
      <text:p text:style-name="P10">redis 127.0.0.1:6379&gt; </text:p>
      <text:p text:style-name="P10">redis 127.0.0.1:6379&gt; INFO</text:p>
      <text:p text:style-name="P10"># Server</text:p>
      <text:p text:style-name="P10">redis_version:2.6.7</text:p>
      <text:p text:style-name="P10">redis_git_sha1:00000000</text:p>
      <text:p text:style-name="P10">redis_git_dirty:0</text:p>
      <text:p text:style-name="P10">redis_mode:standalone</text:p>
      <text:p text:style-name="P10">os:Darwin 12.0.0 x86_64</text:p>
      <text:p text:style-name="P10">arch_bits:64</text:p>
      <text:p text:style-name="P10">multiplexing_api:kqueue</text:p>
      <text:p text:style-name="P10">gcc_version:4.2.1</text:p>
      <text:p text:style-name="P10"><text:soft-page-break/>process_id:3449</text:p>
      <text:p text:style-name="P10">run_id:270454ebad19fbc851194548569efca6ac63e00a</text:p>
      <text:p text:style-name="P10">tcp_port:6379</text:p>
      <text:p text:style-name="P10">uptime_in_seconds:95</text:p>
      <text:p text:style-name="P10">uptime_in_days:0</text:p>
      <text:p text:style-name="P10">lru_clock:1407736</text:p>
      <text:p text:style-name="P7"><text:span text:style-name="T8">....</text:span></text:p>
      <text:h text:style-name="Heading_20_1" text:outline-level="1">Deep dive into Redis Data Types</text:h>
      <text:p text:style-name="P7"/>
      <text:p text:style-name="P7">The datatypes supported by Redis are Strings, Lists, Sets, Sorted Sets, and Hashes. I will now briefly talk about different Redis types and play with them using redis-cli.</text:p>
      <text:p text:style-name="Heading_20_2">Strings</text:p>
      <text:p text:style-name="P7"/>
      <text:p text:style-name="P7">String is the basic data type supported by Redis. You can set the string value of a key, and you can get the string value of a key using SET and GET commands.</text:p>
      <text:p text:style-name="P7"/>
      <text:p text:style-name="P10">redis&gt; SET firstname shekhar</text:p>
      <text:p text:style-name="P10">OK</text:p>
      <text:p text:style-name="P10">redis&gt; SET lastname gulati</text:p>
      <text:p text:style-name="P10">OK</text:p>
      <text:p text:style-name="P10">redis&gt; GET firstname</text:p>
      <text:p text:style-name="P10">"shekhar"</text:p>
      <text:p text:style-name="P10">redis&gt; GET lastname</text:p>
      <text:p text:style-name="P10">"gulati"</text:p>
      <text:p text:style-name="P7"/>
      <text:p text:style-name="P7">There are a lot of other operations like APPEND, GETRANGE, MSET, STRLENGTH, etc. available for Strings. You can find the whole list <text:a xlink:type="simple" xlink:href="http://redis.io/commands#string">here</text:a>. If the values for your keys are integers, then you can use <text:s/>DECR, DECRBY, INCRBY, or INCR, which allow you to increment and decrement values. These can be very useful in scenarios where you want to maintain a count of something like number of hits for a web page.</text:p>
      <text:p text:style-name="P7"/>
      <text:p text:style-name="P10">redis&gt; INCR votes</text:p>
      <text:p text:style-name="P10">(integer) 1</text:p>
      <text:p text:style-name="P10">redis&gt; INCR votes</text:p>
      <text:p text:style-name="P10">(integer) 2</text:p>
      <text:p text:style-name="P10">redis&gt; INCR votes</text:p>
      <text:p text:style-name="P10">(integer) 3</text:p>
      <text:p text:style-name="P10">redis&gt; DECR votes</text:p>
      <text:p text:style-name="P7"><text:span text:style-name="T8">(integer) 2</text:span></text:p>
      <text:p text:style-name="Heading_20_2">Lists</text:p>
      <text:p text:style-name="P7"/>
      <text:p text:style-name="P7">List is an ordered collection which lets you add any number of elements in it. The element can be unique or non-unique. Apart from adding and getting elements from a list, Redis supports lots of operations for lists like pop, push, range, etc. You can find the full list of commands <text:a xlink:type="simple" xlink:href="http://redis.io/commands#list">here</text:a>. Lets take an example that we want to maintain a list of words (uniqueness does not matter) and we want to get 3 latest words we added in our system. </text:p>
      <text:p text:style-name="P7"/>
      <text:p text:style-name="P7"><text:span text:style-name="T7">Note</text:span> : One thing to note is that in Redis lists are zero based.</text:p>
      <text:p text:style-name="P7">To add a word to a list name words we will use LPUSH command which prepends one or multiple values to a list. The latest word will be added to the top and previous top word <text:soft-page-break/>will be pushed down. Then to view top 3 latest words we will use LRANGE command as shown bwlow.</text:p>
      <text:p text:style-name="P7"/>
      <text:p text:style-name="P10">redis&gt; LPUSH words austerity</text:p>
      <text:p text:style-name="P10">(integer) 1</text:p>
      <text:p text:style-name="P10">redis&gt; LPUSH words socialism moritorium socialism socialism</text:p>
      <text:p text:style-name="P10">(integer) 5</text:p>
      <text:p text:style-name="P10"/>
      <text:p text:style-name="P10">redis&gt; LRANGE words 0 2</text:p>
      <text:p text:style-name="P10">1) "socialism"</text:p>
      <text:p text:style-name="P10">2) "socialism"</text:p>
      <text:p text:style-name="P10">3) "moritorium"</text:p>
      <text:p text:style-name="P7"/>
      <text:p text:style-name="P7">To get the length of a list you will have to use LLEN command as shown below.</text:p>
      <text:p text:style-name="P7"/>
      <text:p text:style-name="P10">redis &gt; LLEN words</text:p>
      <text:p text:style-name="P10">(integer) 5</text:p>
      <text:p text:style-name="Default_20_Text"/>
      <text:p text:style-name="Default_20_Text">To remove elements from a list you will have to use LREM command. Suppose we want to remove all the occurrences of word socialism, then you will execute the command as shown below.</text:p>
      <text:p text:style-name="Default_20_Text"/>
      <text:p text:style-name="P15">redis&gt; LREM words 0 socialism</text:p>
      <text:p text:style-name="Default_20_Text"><text:span text:style-name="T8">(integer) 2</text:span></text:p>
      <text:p text:style-name="Default_20_Text"/>
      <text:p text:style-name="Default_20_Text">To delete the list you have to delete the key words as shown below.</text:p>
      <text:p text:style-name="Default_20_Text"/>
      <text:p text:style-name="P15">redis 127.0.0.1:6379&gt; DEL words</text:p>
      <text:p text:style-name="P15">(integer) 1</text:p>
      <text:p text:style-name="Heading_20_2">Sets</text:p>
      <text:p text:style-name="P7"/>
      <text:p text:style-name="P7">Sets are unordered collections of unique elements. To add an element to a set you use the SADD command and to get all the members of a set you use the SMEMBERS command. You can find the full list of SET commands <text:a xlink:type="simple" xlink:href="http://redis.io/commands#set">here</text:a>. Lets take an example that we want to maintain a collection of all unique words added in our system.</text:p>
      <text:p text:style-name="P7">As you can see, because we were using SET we can't add the same word (socialism) twice.</text:p>
      <text:p text:style-name="P7"/>
      <text:p text:style-name="P10">redis&gt; SADD uniquewords austerity</text:p>
      <text:p text:style-name="P10">(integer) 1</text:p>
      <text:p text:style-name="P10">redis&gt; SADD uniquewords pragmatic</text:p>
      <text:p text:style-name="P10">(integer) 1</text:p>
      <text:p text:style-name="P10">redis&gt; SADD uniquewords moritorium</text:p>
      <text:p text:style-name="P10">(integer) 1</text:p>
      <text:p text:style-name="P10">redis&gt; SADD uniquewords socialism</text:p>
      <text:p text:style-name="P10">(integer) 1</text:p>
      <text:p text:style-name="P10">redis&gt; SADD uniquewords socialism</text:p>
      <text:p text:style-name="P10">(integer) 0</text:p>
      <text:p text:style-name="P7"/>
      <text:p text:style-name="P7"/>
      <text:p text:style-name="P7">To view all the words in uniquewords set. You have to use SMEMBERS command as shown below.</text:p>
      <text:p text:style-name="P7"/>
      <text:p text:style-name="P7"/>
      <text:p text:style-name="P10"><text:soft-page-break/>redis 127.0.0.1:6379&gt; SMEMBERS uniquewords</text:p>
      <text:p text:style-name="P10">1) "moritorium"</text:p>
      <text:p text:style-name="P10">2) "austerity"</text:p>
      <text:p text:style-name="P10">3) "socialism"</text:p>
      <text:p text:style-name="P10">4) "pragmatic"</text:p>
      <text:p text:style-name="P7"/>
      <text:p text:style-name="P7">You can also execute intersection and union commands on multiple sets. Let's create another set called newwords and add some elements to it.</text:p>
      <text:p text:style-name="P7"/>
      <text:p text:style-name="P10">redis 127.0.0.1:6379&gt; SADD newwords austerity good describe strange</text:p>
      <text:p text:style-name="P10">(integer) 4</text:p>
      <text:p text:style-name="P7"/>
      <text:p text:style-name="P7">To find out all the common elements in the two sets – uniquewords and newwords we will execute the SINTER command as shown below.</text:p>
      <text:p text:style-name="P7"/>
      <text:p text:style-name="P10">redis 127.0.0.1:6379&gt; SINTER uniquewords newwords</text:p>
      <text:p text:style-name="P10">1) "austerity"</text:p>
      <text:p text:style-name="P7"/>
      <text:p text:style-name="P7">To join multiple sets you will SUNION command as shown below. As you can see below, the word austerity was added only once.</text:p>
      <text:p text:style-name="P7"/>
      <text:p text:style-name="P10">redis 127.0.0.1:6379&gt; SUNION uniquewords newwords</text:p>
      <text:p text:style-name="P10">1) "austerity"</text:p>
      <text:p text:style-name="P10">2) "strange"</text:p>
      <text:p text:style-name="P10">3) "describe"</text:p>
      <text:p text:style-name="P10">4) "socialism"</text:p>
      <text:p text:style-name="P10">5) "pragmatic"</text:p>
      <text:p text:style-name="P10">6) "good"</text:p>
      <text:p text:style-name="P10">7) "moritorium"</text:p>
      <text:p text:style-name="Heading_20_2">Sorted Sets</text:p>
      <text:p text:style-name="P7"/>
      <text:p text:style-name="P7">Sorted Sets are sets that can be sorted based on a score and contains only unique elements. So each time you add a value to the set you provide a score which is used for sorting. There are lot of other useful commands for sorted sets which can be found <text:a xlink:type="simple" xlink:href="http://redis.io/commands#sorted_set">here</text:a>.</text:p>
      <text:p text:style-name="P7"/>
      <text:p text:style-name="P7">For example, we want to sort the words on the basis of their length. The ZADD command command is used to add element to a sorted set. The syntax is ZADD key score value. The ZRANGE command is used to view the elements of sorted set by score. </text:p>
      <text:p text:style-name="P7"/>
      <text:p text:style-name="P10">redis&gt; ZADD wordswithlength 9 austerity</text:p>
      <text:p text:style-name="P10">(integer) 1</text:p>
      <text:p text:style-name="P10">redis&gt; ZADD wordswithlength 7 furtive</text:p>
      <text:p text:style-name="P10">(integer) 1</text:p>
      <text:p text:style-name="P10">redis&gt; ZADD wordswithlength 5 bigot</text:p>
      <text:p text:style-name="P10">(integer) 1</text:p>
      <text:p text:style-name="P10">redis&gt; ZRANGE wordswithlength 0 -1</text:p>
      <text:p text:style-name="P10">1) "bigot"</text:p>
      <text:p text:style-name="P10">2) "furtive"</text:p>
      <text:p text:style-name="P10">3) "austerity"</text:p>
      <text:p text:style-name="P12"/>
      <text:p text:style-name="P12">To get the size of sorted set you have to use ZCARD command.</text:p>
      <text:p text:style-name="P12"/>
      <text:p text:style-name="P16">redis 127.0.0.1:6379&gt; ZCARD wordswithlength</text:p>
      <text:p text:style-name="P16">(integer) 3</text:p>
      <text:p text:style-name="Heading_20_2"><text:soft-page-break/>Hashes</text:p>
      <text:p text:style-name="P7"/>
      <text:p text:style-name="P7">Hashes allow you store key-value pair against a hash. This can be useful in scenarios where you want to save an object with several properties. You can view the full list of commands <text:a xlink:type="simple" xlink:href="http://redis.io/commands#hash">here</text:a>.</text:p>
      <text:p text:style-name="P7"/>
      <text:p text:style-name="P10">redis&gt; HSET user:1 name shekhar</text:p>
      <text:p text:style-name="P10">(integer) 1</text:p>
      <text:p text:style-name="P10">redis&gt; HSET user:1 lastname gulati</text:p>
      <text:p text:style-name="P10">(integer) 1</text:p>
      <text:p text:style-name="P10">redis&gt; HGET user:1</text:p>
      <text:p text:style-name="P10">redis&gt; HGET user:1 name</text:p>
      <text:p text:style-name="P10">"shekhar"</text:p>
      <text:p text:style-name="P10">redis&gt; HGETALL user:1</text:p>
      <text:p text:style-name="P10">1) "name"</text:p>
      <text:p text:style-name="P10">2) "shekhar"</text:p>
      <text:p text:style-name="P10">3) "lastname"</text:p>
      <text:p text:style-name="P10">4) "gulati"</text:p>
      <text:p text:style-name="P7"/>
      <text:p text:style-name="Default_20_Text">Now that we have got our hands dirty with Redis let's try to build a application using Spring Data Redis framework and Redis as backend datastore.</text:p>
      <text:h text:style-name="P3" text:outline-level="1">Developing Spring Redis Application</text:h>
      <text:p text:style-name="P7"/>
      <text:p text:style-name="P7">Now, I am going to talk about how a Java developer can programmatically access Redis and perform operations using <text:a xlink:type="simple" xlink:href="http://www.springsource.org/spring-data/redis">Spring Data Redis</text:a>. Spring Data for Redis is part of the umbrella <text:a xlink:type="simple" xlink:href="http://www.springsource.org/spring-data/">Spring Data</text:a> project which provides support for writing Redis applications. The Spring framework has always promoted a <text:a xlink:type="simple" xlink:href="http://en.wikipedia.org/wiki/Plain_Old_Java_Object">POJO</text:a> based programming model with a strong emphasis on productivity,consistency, and portability. These values are carried over to Spring Data Redis project as well. It provides an abstraction over the existing Redis client libraries like <text:a xlink:type="simple" xlink:href="https://github.com/xetorthio/jedis">Jedis</text:a>, <text:a xlink:type="simple" xlink:href="https://github.com/alphazero/jredis">JRedis</text:a>,<text:a xlink:type="simple" xlink:href="https://github.com/spullara/redis-protocol">SRP</text:a>, and <text:a xlink:type="simple" xlink:href="https://github.com/e-mzungu/rjc">RJC</text:a>. It makes it very easy to work with Redis key-value datastore by eliminating the boiler plate code required for interacting with Redis. This relieves developers from learning low-level <text:s/>API. It also provides a generified template class named RedisTemplate which is very similar to JDBCTemplate or HibernateTemplate to interact with Redis. <text:s/>RedisTemplate is the main class for object oriented interaction with Redis. It handles object serialization and type conversion so that as a developer you work with Objects and does not have to worry about serialization and type conversion.</text:p>
      <text:p text:style-name="P7"/>
      <text:p text:style-name="Heading_20_2">Prerequisites</text:p>
      <text:p text:style-name="P7"/>
      <text:p text:style-name="P7">Before we can start, please make sure you have the following</text:p>
      <text:p text:style-name="P7"/>
      <text:list xml:id="list1834761908615315207" text:style-name="L2">
        <text:list-item>
          <text:p text:style-name="P8">Redis </text:p>
        </text:list-item>
        <text:list-item>
          <text:p text:style-name="P8">Java V6 JDK or above</text:p>
        </text:list-item>
        <text:list-item>
          <text:p text:style-name="P8">Apache Maven 3 or above</text:p>
        </text:list-item>
        <text:list-item>
          <text:p text:style-name="P8">SpringSource Tool Suite</text:p>
        </text:list-item>
        <text:list-item>
          <text:p text:style-name="P8">Git</text:p>
        </text:list-item>
      </text:list>
      <text:p text:style-name="P7"/>
      <text:p text:style-name="P7"><text:soft-page-break/></text:p>
      <text:p text:style-name="P12"><text:span text:style-name="T5">The application that we are going to build is a simple dictionary application. A dictionary is a collection of words where each word can have multiple meanings. The dictionary application can be very easily modeled to Redis List datatype with each word as the list key and meanings as its value. Instead of List you can also use Set if you want meanings should be unique. You can also use Sorted Set if you want to sort meanings. For example, we can have a word "astonishing" as a key and "astounding", "staggering" as its values. Let's create a simple word meaning list using redis-cli. <text:s/>Please start Redis using redis-server command and client using redis-cli command.</text:span></text:p>
      <text:p text:style-name="P7"/>
      <text:p text:style-name="P7"/>
      <text:p text:style-name="P10">redis&gt; RPUSH astonishing astounding</text:p>
      <text:p text:style-name="P10">(integer) 1</text:p>
      <text:p text:style-name="P10">redis&gt; RPUSH astonishing staggering</text:p>
      <text:p text:style-name="P10">(integer) 2</text:p>
      <text:p text:style-name="P10">redis&gt; LRANGE astonishing 0 -1</text:p>
      <text:p text:style-name="P10">1) "astounding"</text:p>
      <text:p text:style-name="P10">2) "staggering"</text:p>
      <text:p text:style-name="P7"/>
      <text:p text:style-name="P7">In the above redis commands snippet, we created a list named astonishing and we pushed meanings astounding and staggering in the end of astonishing list. To get all the meanings for astonishing we used LRANGE command as shown above.</text:p>
      <text:p text:style-name="P7"/>
      <text:p text:style-name="Heading_20_2">Create a Template project using STS</text:p>
      <text:p text:style-name="P7"/>
      <text:p text:style-name="P7">We need to create a Spring template project so that we can use it for our simple application. To do that open STS and go to File -&gt; New -&gt; Spring Template Project -&gt; Simple Spring Utility Project --&gt; press Yes when prompted. Please provide project name and the top-level package name. <text:s/>I am using project name as dictionary and package name as "com.shekhar.dictionary". <text:s/>This will create a sample project named dictionary in your STS workspace.</text:p>
      <text:p text:style-name="P7"/>
      <text:p text:style-name="Heading_20_2">Update pom.xml with Dependencies</text:p>
      <text:p text:style-name="P7"/>
      <text:p text:style-name="P7">The project that we created above does not have dependencies related to Spring Data Redis project. In order to do that please replace the pom.xml of the template project we just created above with the pom.xml shown below. We are using the latest release of Spring Data Redis project 1.0.2.RELEASE.</text:p>
      <text:p text:style-name="P7"/>
      <text:p text:style-name="P10">&lt;project xmlns="http://maven.apache.org/POM/4.0.0" xmlns:xsi="http://www.w3.org/2001/XMLSchema-instance"</text:p>
      <text:p text:style-name="P10"><text:tab/>xsi:schemaLocation="http://maven.apache.org/POM/4.0.0 http://maven.apache.org/xsd/maven-4.0.0.xsd"&gt;</text:p>
      <text:p text:style-name="P10"><text:tab/>&lt;modelVersion&gt;4.0.0&lt;/modelVersion&gt;</text:p>
      <text:p text:style-name="P10"/>
      <text:p text:style-name="P10"><text:tab/>&lt;groupId&gt;com.shekhar&lt;/groupId&gt;</text:p>
      <text:p text:style-name="P10"><text:tab/>&lt;artifactId&gt;dictionary&lt;/artifactId&gt;</text:p>
      <text:p text:style-name="P10"><text:tab/>&lt;version&gt;0.0.1-SNAPSHOT&lt;/version&gt;</text:p>
      <text:p text:style-name="P10"><text:tab/>&lt;packaging&gt;jar&lt;/packaging&gt;</text:p>
      <text:p text:style-name="P10"/>
      <text:p text:style-name="P10"><text:soft-page-break/><text:tab/>&lt;name&gt;dictionary&lt;/name&gt;</text:p>
      <text:p text:style-name="P10"><text:tab/>&lt;url&gt;http://maven.apache.org&lt;/url&gt;</text:p>
      <text:p text:style-name="P10"/>
      <text:p text:style-name="P10"><text:tab/>&lt;properties&gt;</text:p>
      <text:p text:style-name="P10"><text:tab/><text:tab/>&lt;project.build.sourceEncoding&gt;UTF-8&lt;/project.build.sourceEncoding&gt;</text:p>
      <text:p text:style-name="P10"><text:tab/>&lt;/properties&gt;</text:p>
      <text:p text:style-name="P10"/>
      <text:p text:style-name="P10"><text:tab/>&lt;repositories&gt;</text:p>
      <text:p text:style-name="P10"><text:tab/><text:tab/>&lt;repository&gt;</text:p>
      <text:p text:style-name="P10"><text:tab/><text:tab/><text:tab/>&lt;id&gt;spring-release&lt;/id&gt;</text:p>
      <text:p text:style-name="P10"><text:tab/><text:tab/><text:tab/>&lt;name&gt;Spring Maven RELEASE Repository&lt;/name&gt;</text:p>
      <text:p text:style-name="P10"><text:tab/><text:tab/><text:tab/>&lt;url&gt;http://maven.springframework.org/release&lt;/url&gt;</text:p>
      <text:p text:style-name="P10"><text:tab/><text:tab/>&lt;/repository&gt;</text:p>
      <text:p text:style-name="P10"><text:tab/>&lt;/repositories&gt;</text:p>
      <text:p text:style-name="P10"><text:tab/>&lt;dependencies&gt;</text:p>
      <text:p text:style-name="P10"><text:tab/><text:tab/>&lt;dependency&gt;</text:p>
      <text:p text:style-name="P10"><text:tab/><text:tab/><text:tab/>&lt;groupId&gt;javax.inject&lt;/groupId&gt;</text:p>
      <text:p text:style-name="P10"><text:tab/><text:tab/><text:tab/>&lt;artifactId&gt;javax.inject&lt;/artifactId&gt;</text:p>
      <text:p text:style-name="P10"><text:tab/><text:tab/><text:tab/>&lt;version&gt;1&lt;/version&gt;</text:p>
      <text:p text:style-name="P10"><text:tab/><text:tab/>&lt;/dependency&gt;</text:p>
      <text:p text:style-name="P10"><text:tab/><text:tab/>&lt;dependency&gt;</text:p>
      <text:p text:style-name="P10"><text:tab/><text:tab/><text:tab/>&lt;groupId&gt;cglib&lt;/groupId&gt;</text:p>
      <text:p text:style-name="P10"><text:tab/><text:tab/><text:tab/>&lt;artifactId&gt;cglib&lt;/artifactId&gt;</text:p>
      <text:p text:style-name="P10"><text:tab/><text:tab/><text:tab/>&lt;version&gt;2.2.2&lt;/version&gt;</text:p>
      <text:p text:style-name="P10"><text:tab/><text:tab/>&lt;/dependency&gt;</text:p>
      <text:p text:style-name="P10"><text:tab/><text:tab/>&lt;dependency&gt;</text:p>
      <text:p text:style-name="P10"><text:tab/><text:tab/><text:tab/>&lt;groupId&gt;org.springframework.data&lt;/groupId&gt;</text:p>
      <text:p text:style-name="P10"><text:tab/><text:tab/><text:tab/>&lt;artifactId&gt;spring-data-redis&lt;/artifactId&gt;</text:p>
      <text:p text:style-name="P10"><text:tab/><text:tab/><text:tab/>&lt;version&gt;1.0.2.RELEASE&lt;/version&gt;</text:p>
      <text:p text:style-name="P10"><text:tab/><text:tab/>&lt;/dependency&gt;</text:p>
      <text:p text:style-name="P10"><text:tab/><text:tab/>&lt;dependency&gt;</text:p>
      <text:p text:style-name="P10"><text:tab/><text:tab/><text:tab/>&lt;groupId&gt;org.springframework&lt;/groupId&gt;</text:p>
      <text:p text:style-name="P10"><text:tab/><text:tab/><text:tab/>&lt;artifactId&gt;spring-test&lt;/artifactId&gt;</text:p>
      <text:p text:style-name="P10"><text:tab/><text:tab/><text:tab/>&lt;version&gt;3.1.2.RELEASE&lt;/version&gt;</text:p>
      <text:p text:style-name="P10"><text:tab/><text:tab/><text:tab/>&lt;scope&gt;test&lt;/scope&gt;</text:p>
      <text:p text:style-name="P10"><text:tab/><text:tab/>&lt;/dependency&gt;</text:p>
      <text:p text:style-name="P10"><text:tab/><text:tab/>&lt;dependency&gt;</text:p>
      <text:p text:style-name="P10"><text:tab/><text:tab/><text:tab/>&lt;groupId&gt;junit&lt;/groupId&gt;</text:p>
      <text:p text:style-name="P10"><text:tab/><text:tab/><text:tab/>&lt;artifactId&gt;junit&lt;/artifactId&gt;</text:p>
      <text:p text:style-name="P10"><text:tab/><text:tab/><text:tab/>&lt;version&gt;4.8.1&lt;/version&gt;</text:p>
      <text:p text:style-name="P10"><text:tab/><text:tab/><text:tab/>&lt;scope&gt;test&lt;/scope&gt;</text:p>
      <text:p text:style-name="P10"><text:tab/><text:tab/>&lt;/dependency&gt;</text:p>
      <text:p text:style-name="P10"><text:tab/>&lt;/dependencies&gt;</text:p>
      <text:p text:style-name="P10"/>
      <text:p text:style-name="P10"><text:tab/>&lt;build&gt;</text:p>
      <text:p text:style-name="P10"><text:tab/><text:tab/>&lt;plugins&gt;</text:p>
      <text:p text:style-name="P10"><text:tab/><text:tab/><text:tab/>&lt;plugin&gt;</text:p>
      <text:p text:style-name="P10"><text:tab/><text:tab/><text:tab/><text:tab/>&lt;groupId&gt;org.apache.maven.plugins&lt;/groupId&gt;</text:p>
      <text:p text:style-name="P10"><text:tab/><text:tab/><text:tab/><text:tab/>&lt;artifactId&gt;maven-compiler-plugin&lt;/artifactId&gt;</text:p>
      <text:p text:style-name="P10"><text:tab/><text:tab/><text:tab/><text:tab/>&lt;configuration&gt;</text:p>
      <text:p text:style-name="P10"><text:tab/><text:tab/><text:tab/><text:tab/><text:tab/>&lt;source&gt;1.6&lt;/source&gt;</text:p>
      <text:p text:style-name="P10"><text:tab/><text:tab/><text:tab/><text:tab/><text:tab/>&lt;target&gt;1.6&lt;/target&gt;</text:p>
      <text:p text:style-name="P10"><text:tab/><text:tab/><text:tab/><text:tab/>&lt;/configuration&gt;</text:p>
      <text:p text:style-name="P10"><text:tab/><text:tab/><text:tab/>&lt;/plugin&gt;</text:p>
      <text:p text:style-name="P10"><text:tab/><text:tab/>&lt;/plugins&gt;</text:p>
      <text:p text:style-name="P10"><text:tab/>&lt;/build&gt;</text:p>
      <text:p text:style-name="P10">&lt;/project&gt;</text:p>
      <text:p text:style-name="P7"/>
      <text:p text:style-name="Heading_20_2">Configuring RedisConnectionFactory and RedisTemplate</text:p>
      <text:p text:style-name="Default_20_Text"/>
      <text:p text:style-name="Default_20_Text">RedisConnectionFactory is a thread safe connection factory for creating connections to Redis. The RedisConnection is a short live, non-thread safe connection to Redis. RedisConnection provides one to one mapping with Redis commands. RedisConnectionFactory provides convenience methods which helps eliminate boiler plate code. It makes switching between different client APIs i.e. Jedis, Jredis, SRP, and <text:soft-page-break/>RJC as easy as defining a bean. In this article, we will be using JedisConnectionFactory but you can use any of the other ConnectionFactory as well.</text:p>
      <text:p text:style-name="Default_20_Text"/>
      <text:p text:style-name="Default_20_Text">Create a class LocalRedisConfig as shown below which we will hosts bean definitions for JedisConnectionFactory as well as SpringRedisTemplate. SpringRedisTemplate is a specialization of RedisTemplate for working with Strings.</text:p>
      <text:p text:style-name="Default_20_Text"/>
      <text:p text:style-name="P15">import org.springframework.context.annotation.Bean;</text:p>
      <text:p text:style-name="P15">import org.springframework.context.annotation.ComponentScan;</text:p>
      <text:p text:style-name="P15">import org.springframework.context.annotation.Configuration;</text:p>
      <text:p text:style-name="P15">import org.springframework.data.redis.connection.RedisConnectionFactory;</text:p>
      <text:p text:style-name="P15">import org.springframework.data.redis.connection.jedis.JedisConnectionFactory;</text:p>
      <text:p text:style-name="P15">import org.springframework.data.redis.core.StringRedisTemplate;</text:p>
      <text:p text:style-name="P15"/>
      <text:p text:style-name="P15">import redis.clients.jedis.JedisPoolConfig;</text:p>
      <text:p text:style-name="P15"/>
      <text:p text:style-name="P15">@Configuration</text:p>
      <text:p text:style-name="P15">@ComponentScan(basePackages="com.shekhar.dictionary.dao")</text:p>
      <text:p text:style-name="P15">public class LocalRedisConfig {</text:p>
      <text:p text:style-name="P15"><text:tab/></text:p>
      <text:p text:style-name="P15"><text:tab/>@Bean</text:p>
      <text:p text:style-name="P15"><text:tab/>public RedisConnectionFactory jedisConnectionFactory(){</text:p>
      <text:p text:style-name="P15"><text:tab/><text:tab/>JedisPoolConfig poolConfig = new JedisPoolConfig();</text:p>
      <text:p text:style-name="P15"><text:tab/><text:tab/>poolConfig.maxActive = 10;</text:p>
      <text:p text:style-name="P15"><text:tab/><text:tab/>poolConfig.maxIdle = 5;</text:p>
      <text:p text:style-name="P15"><text:tab/><text:tab/>poolConfig.minIdle = 1;</text:p>
      <text:p text:style-name="P15"><text:tab/><text:tab/>poolConfig.testOnBorrow = true;</text:p>
      <text:p text:style-name="P15"><text:tab/><text:tab/>poolConfig.testOnReturn = true;</text:p>
      <text:p text:style-name="P15"><text:tab/><text:tab/>poolConfig.testWhileIdle = true;</text:p>
      <text:p text:style-name="P15"><text:tab/><text:tab/>JedisConnectionFactory jedisConnectionFactory = new JedisConnectionFactory(poolConfig);</text:p>
      <text:p text:style-name="P15"><text:tab/><text:tab/>return jedisConnectionFactory;</text:p>
      <text:p text:style-name="P15"><text:tab/>}</text:p>
      <text:p text:style-name="P15"><text:tab/></text:p>
      <text:p text:style-name="P15"><text:tab/>@Bean</text:p>
      <text:p text:style-name="P15"><text:tab/>public StringRedisTemplate redisTemplate(){</text:p>
      <text:p text:style-name="P15"><text:tab/><text:tab/>StringRedisTemplate redisTemplate = new StringRedisTemplate(jedisConnectionFactory());</text:p>
      <text:p text:style-name="P15"><text:tab/><text:tab/>return redisTemplate;</text:p>
      <text:p text:style-name="P15"><text:tab/>}</text:p>
      <text:p text:style-name="P15">}</text:p>
      <text:p text:style-name="Default_20_Text"/>
      <text:p text:style-name="Default_20_Text">You can also test whether configuration using a JUnit test as shown below.</text:p>
      <text:p text:style-name="Default_20_Text"/>
      <text:p text:style-name="P15">import javax.inject.Inject;</text:p>
      <text:p text:style-name="P15"/>
      <text:p text:style-name="P15">import org.junit.Test;</text:p>
      <text:p text:style-name="P15">import org.junit.runner.RunWith;</text:p>
      <text:p text:style-name="P15">import org.springframework.data.redis.connection.jedis.JedisConnectionFactory;</text:p>
      <text:p text:style-name="P15">import org.springframework.data.redis.core.StringRedisTemplate;</text:p>
      <text:p text:style-name="P15">import org.springframework.test.context.ContextConfiguration;</text:p>
      <text:p text:style-name="P15">import org.springframework.test.context.junit4.SpringJUnit4ClassRunner;</text:p>
      <text:p text:style-name="P15"/>
      <text:p text:style-name="P15">@ContextConfiguration(classes = LocalRedisConfig.class)</text:p>
      <text:p text:style-name="P15">@RunWith(SpringJUnit4ClassRunner.class)</text:p>
      <text:p text:style-name="P15">public class LocalRedisConfigTest {</text:p>
      <text:p text:style-name="P15"/>
      <text:p text:style-name="P15"><text:tab/>@Inject</text:p>
      <text:p text:style-name="P15"><text:tab/>private JedisConnectionFactory jedisConnectionFactory;</text:p>
      <text:p text:style-name="P15"><text:tab/></text:p>
      <text:p text:style-name="P15"><text:tab/>@Inject</text:p>
      <text:p text:style-name="P15"><text:tab/>private StringRedisTemplate redisTemplate;</text:p>
      <text:p text:style-name="P15"><text:tab/></text:p>
      <text:p text:style-name="P15"><text:tab/>@Test</text:p>
      <text:p text:style-name="P15"><text:tab/>public void testJedisConnectionFactory() {</text:p>
      <text:p text:style-name="P15"><text:tab/><text:tab/>assertNotNull(jedisConnectionFactory);</text:p>
      <text:p text:style-name="P15"><text:soft-page-break/><text:tab/>}</text:p>
      <text:p text:style-name="P15"/>
      <text:p text:style-name="P15"><text:tab/>@Test</text:p>
      <text:p text:style-name="P15"><text:tab/>public void testRedisTemplate() {</text:p>
      <text:p text:style-name="P15"><text:tab/><text:tab/>assertNotNull(redisTemplate);</text:p>
      <text:p text:style-name="P15"><text:tab/>}</text:p>
      <text:p text:style-name="P15"/>
      <text:p text:style-name="P15">}</text:p>
      <text:p text:style-name="Heading_20_2">Writing DictionaryDao</text:p>
      <text:p text:style-name="P7"/>
      <text:p text:style-name="P7">Now we will create class called DictionaryDao which will let us perform operations on Redis. As I have talked above that the core class in Spring Data Redis project is RedisTemplate we will inject RedisTemplate in our class. I am using StringRedisTemplate which is a child class of RedisTemplate to work with String data types.</text:p>
      <text:p text:style-name="P7"/>
      <text:p text:style-name="P10">import org.springframework.data.redis.core.StringRedisTemplate;</text:p>
      <text:p text:style-name="P10"/>
      <text:p text:style-name="P10">@Repository</text:p>
      <text:p text:style-name="P10">public class DictionaryDao {</text:p>
      <text:p text:style-name="P10"/>
      <text:p text:style-name="P10"><text:tab/>private static final String ALL_UNIQUE_WORDS = "all-unique-words";</text:p>
      <text:p text:style-name="P10"><text:tab/></text:p>
      <text:p text:style-name="P10"><text:tab/>private StringRedisTemplate redisTemplate;</text:p>
      <text:p text:style-name="P10"/>
      <text:p text:style-name="P10"><text:tab/>@Inject</text:p>
      <text:p text:style-name="P10"><text:tab/>public DictionaryDao(StringRedisTemplate redisTemplate){</text:p>
      <text:p text:style-name="P10"><text:tab/><text:tab/>this.redisTemplate = redisTemplate;</text:p>
      <text:p text:style-name="P10"><text:tab/>}</text:p>
      <text:p text:style-name="P10"><text:tab/></text:p>
      <text:p text:style-name="P10"><text:tab/>public Long addWordWithItsMeaningToDictionary(String word, String meaning) {</text:p>
      <text:p text:style-name="P10"><text:tab/><text:tab/>Long index = redisTemplate.opsForList().rightPush(word, meaning);</text:p>
      <text:p text:style-name="P10"><text:tab/><text:tab/>return index;</text:p>
      <text:p text:style-name="P10"><text:tab/>}</text:p>
      <text:p text:style-name="P10">}</text:p>
      <text:p text:style-name="P7"/>
      <text:p text:style-name="P7">RedisTemplate provides key type operations like ValueOperations, ListOperations, SetOperations, HashOperations, and ZSetOperations. In the code shown above I have used ListOperations to store a new word in the Redis datastore. As we are using rightPush operation meanings will get added to end of the list. This method will return the index to which the element is added in the list. Lets write JUnit test case for this method</text:p>
      <text:p text:style-name="P7"/>
      <text:p text:style-name="P10">import static org.hamcrest.CoreMatchers.equalTo;</text:p>
      <text:p text:style-name="P10">import static org.hamcrest.CoreMatchers.is;</text:p>
      <text:p text:style-name="P10">import static org.hamcrest.CoreMatchers.notNullValue;</text:p>
      <text:p text:style-name="P10">import static org.junit.Assert.assertEquals;</text:p>
      <text:p text:style-name="P10">import static org.junit.Assert.assertThat;</text:p>
      <text:p text:style-name="P10">import static org.junit.matchers.JUnitMatchers.hasItems;</text:p>
      <text:p text:style-name="P10"/>
      <text:p text:style-name="P10">import java.util.List;</text:p>
      <text:p text:style-name="P10">import java.util.Set;</text:p>
      <text:p text:style-name="P10"/>
      <text:p text:style-name="P10">import javax.inject.Inject;</text:p>
      <text:p text:style-name="P10"/>
      <text:p text:style-name="P10">import org.junit.After;</text:p>
      <text:p text:style-name="P10">import org.junit.Ignore;</text:p>
      <text:p text:style-name="P10">import org.junit.Test;</text:p>
      <text:p text:style-name="P10">import org.junit.runner.RunWith;</text:p>
      <text:p text:style-name="P10">import org.springframework.data.redis.core.StringRedisTemplate;</text:p>
      <text:p text:style-name="P10">import org.springframework.test.context.ContextConfiguration;</text:p>
      <text:p text:style-name="P10">import org.springframework.test.context.junit4.SpringJUnit4ClassRunner;</text:p>
      <text:p text:style-name="P10"><text:soft-page-break/>import com.shekhar.dictionary.config.LocalRedisConfig;</text:p>
      <text:p text:style-name="P10"/>
      <text:p text:style-name="P10">@ContextConfiguration(classes = {LocalRedisConfig.class })</text:p>
      <text:p text:style-name="P10">@RunWith(SpringJUnit4ClassRunner.class)</text:p>
      <text:p text:style-name="P10">public class DictionaryDaoTest {</text:p>
      <text:p text:style-name="P10"/>
      <text:p text:style-name="P10"><text:tab/>@Inject</text:p>
      <text:p text:style-name="P10"><text:tab/>private DictionaryDao dictionaryDao;</text:p>
      <text:p text:style-name="P10"/>
      <text:p text:style-name="P10"><text:tab/>@Inject</text:p>
      <text:p text:style-name="P10"><text:tab/>private StringRedisTemplate redisTemplate;</text:p>
      <text:p text:style-name="P10"/>
      <text:p text:style-name="P10"><text:tab/>@Test</text:p>
      <text:p text:style-name="P10"><text:tab/>public void testAddWordWithItsMeaningToDictionary() {</text:p>
      <text:p text:style-name="P10"><text:tab/><text:tab/>String meaning = "To move forward with a bounding, drooping motion.";</text:p>
      <text:p text:style-name="P10"><text:tab/><text:tab/>Long index = dictionaryDao.addWordWithItsMeaningToDictionary("lollop",</text:p>
      <text:p text:style-name="P10"><text:tab/><text:tab/><text:tab/><text:tab/>meaning);</text:p>
      <text:p text:style-name="P10"><text:tab/><text:tab/>assertThat(index, is(notNullValue()));</text:p>
      <text:p text:style-name="P10"><text:tab/><text:tab/>assertThat(index, is(equalTo(1L)));</text:p>
      <text:p text:style-name="P10"><text:tab/>}</text:p>
      <text:p text:style-name="P7"/>
      <text:p text:style-name="P7">When you run this test, this test will pass and word will get stored in Redis. But when you will run this test again, this test will fail because Redis will add the same meaning again and index returned will be 2. So, we have to clean the Redis datastore after each run. To clean up the Redis datastore we have to use either flushAll() or flushDb server commands. The difference between flushAll() and flushDb is that flushAll will remove all keys from all databases where as flushDb() will remove keys from only current database. So, we can modify our test as shown below</text:p>
      <text:p text:style-name="P7"/>
      <text:p text:style-name="P7"/>
      <text:p text:style-name="P10">@ContextConfiguration(classes = {LocalRedisConfig.class })</text:p>
      <text:p text:style-name="P10">@RunWith(SpringJUnit4ClassRunner.class)</text:p>
      <text:p text:style-name="P10">public class DictionaryDaoTest {</text:p>
      <text:p text:style-name="P10"/>
      <text:p text:style-name="P10"><text:tab/>@Inject</text:p>
      <text:p text:style-name="P10"><text:tab/>private DictionaryDao dictionaryDao;</text:p>
      <text:p text:style-name="P10"/>
      <text:p text:style-name="P10"><text:tab/>@Inject</text:p>
      <text:p text:style-name="P10"><text:tab/>private StringRedisTemplate redisTemplate;</text:p>
      <text:p text:style-name="P10"/>
      <text:p text:style-name="P10"><text:tab/>@After</text:p>
      <text:p text:style-name="P10"><text:tab/>public void tearDown() {</text:p>
      <text:p text:style-name="P10"><text:tab/><text:tab/>redisTemplate.getConnectionFactory().getConnection().flushDb();</text:p>
      <text:p text:style-name="P10"><text:tab/>}</text:p>
      <text:p text:style-name="P10"/>
      <text:p text:style-name="P10"><text:tab/>@Test</text:p>
      <text:p text:style-name="P10"><text:tab/>public void testAddWordWithItsMeaningToDictionary() {</text:p>
      <text:p text:style-name="P10"><text:tab/><text:tab/>String meaning = "To move forward with a bounding, drooping motion.";</text:p>
      <text:p text:style-name="P10"><text:tab/><text:tab/>Long index = dictionaryDao.addWordWithItsMeaningToDictionary("lollop",</text:p>
      <text:p text:style-name="P10"><text:tab/><text:tab/><text:tab/><text:tab/>meaning);</text:p>
      <text:p text:style-name="P10"><text:tab/><text:tab/>assertThat(index, is(notNullValue()));</text:p>
      <text:p text:style-name="P10"><text:tab/><text:tab/>assertThat(index, is(equalTo(1L)));</text:p>
      <text:p text:style-name="P10"><text:tab/>}</text:p>
      <text:p text:style-name="P10"/>
      <text:p text:style-name="P10"><text:tab/>@Test</text:p>
      <text:p text:style-name="P10"><text:tab/>public void shouldAddMeaningToAWordIfItExists() {</text:p>
      <text:p text:style-name="P10"><text:tab/><text:tab/>Long index = dictionaryDao.addWordWithItsMeaningToDictionary("lollop",</text:p>
      <text:p text:style-name="P10"><text:tab/><text:tab/><text:tab/><text:tab/>"To move forward with a bounding, drooping motion.");</text:p>
      <text:p text:style-name="P10"><text:tab/><text:tab/>assertThat(index, is(notNullValue()));</text:p>
      <text:p text:style-name="P10"><text:tab/><text:tab/>assertThat(index, is(equalTo(1L)));</text:p>
      <text:p text:style-name="P10"><text:tab/><text:tab/>index = dictionaryDao.addWordWithItsMeaningToDictionary("lollop",</text:p>
      <text:p text:style-name="P10"><text:tab/><text:tab/><text:tab/><text:tab/>"To hang loosely; droop; dangle.");</text:p>
      <text:p text:style-name="P10"><text:tab/><text:tab/>assertThat(index, is(equalTo(2L)));</text:p>
      <text:p text:style-name="P10"><text:tab/>}</text:p>
      <text:p text:style-name="P10">}</text:p>
      <text:p text:style-name="P7"><text:soft-page-break/>Now that we have the functionality to store the word in Redis datastore it makes sense to have the functionality to get all the meanings for a word. This can be handled very easily using List's range operation.The range() method takes three arguments - name of the key, start and end of range. In order to get all the meanings for a word we can use start as 0 and end as -1.</text:p>
      <text:p text:style-name="P7"/>
      <text:p text:style-name="P10">public List&lt;String&gt; getAllTheMeaningsForAWord(String word) {</text:p>
      <text:p text:style-name="P10"><text:tab/><text:tab/>List&lt;String&gt; meanings = redisTemplate.opsForList().range(word, 0, -1);</text:p>
      <text:p text:style-name="P10"><text:tab/><text:tab/>return meanings;</text:p>
      <text:p text:style-name="P10">}</text:p>
      <text:p text:style-name="P7"/>
      <text:p text:style-name="P7">Another basic feature that we should have is to delete the word. This can be done using delete operation of RedisTemplate class. The delete operation takes a collection of keys.</text:p>
      <text:p text:style-name="P7"/>
      <text:p text:style-name="P7"/>
      <text:p text:style-name="P10">public void removeWord(String word) {</text:p>
      <text:p text:style-name="P10"><text:tab/><text:tab/>redisTemplate.delete(Arrays.asList(word));</text:p>
      <text:p text:style-name="P10">}</text:p>
      <text:p text:style-name="P10"/>
      <text:p text:style-name="P10">public void removeWords(String... words) {</text:p>
      <text:p text:style-name="P10"><text:tab/><text:tab/>redisTemplate.delete(Arrays.asList(words));</text:p>
      <text:p text:style-name="P10">}</text:p>
      <text:p text:style-name="P7"/>
      <text:p text:style-name="P7"/>
      <text:p text:style-name="P7">Lets write JUnit test cases for the Read and Delete operations that we have added above.</text:p>
      <text:p text:style-name="P7"/>
      <text:p text:style-name="P10">@Test</text:p>
      <text:p text:style-name="P10"><text:tab/>public void shouldGetAllTheMeaningForAWord() {</text:p>
      <text:p text:style-name="P10"><text:tab/><text:tab/>setupOneWord();</text:p>
      <text:p text:style-name="P10"><text:tab/><text:tab/>List&lt;String&gt; allMeanings = dictionaryDao</text:p>
      <text:p text:style-name="P10"><text:tab/><text:tab/><text:tab/><text:tab/>.getAllTheMeaningsForAWord("lollop");</text:p>
      <text:p text:style-name="P10"><text:tab/><text:tab/>assertThat(allMeanings.size(), is(equalTo(2)));</text:p>
      <text:p text:style-name="P10"><text:tab/><text:tab/>assertThat(</text:p>
      <text:p text:style-name="P10"><text:tab/><text:tab/><text:tab/><text:tab/>allMeanings,</text:p>
      <text:p text:style-name="P10"><text:tab/><text:tab/><text:tab/><text:tab/>hasItems("To move forward with a bounding, drooping motion.",</text:p>
      <text:p text:style-name="P10"><text:tab/><text:tab/><text:tab/><text:tab/><text:tab/><text:tab/>"To hang loosely; droop; dangle."));</text:p>
      <text:p text:style-name="P10"><text:tab/>}</text:p>
      <text:p text:style-name="P10"/>
      <text:p text:style-name="P10"><text:tab/>@Test</text:p>
      <text:p text:style-name="P10"><text:tab/>public void shouldDeleteAWordFromDictionary() throws Exception {</text:p>
      <text:p text:style-name="P10"><text:tab/><text:tab/>setupOneWord();</text:p>
      <text:p text:style-name="P10"><text:tab/><text:tab/>dictionaryDao.removeWord("lollop");</text:p>
      <text:p text:style-name="P10"><text:tab/><text:tab/>List&lt;String&gt; allMeanings = dictionaryDao</text:p>
      <text:p text:style-name="P10"><text:tab/><text:tab/><text:tab/><text:tab/>.getAllTheMeaningsForAWord("lollop");</text:p>
      <text:p text:style-name="P10"><text:tab/><text:tab/>assertThat(allMeanings.size(), is(equalTo(0)));</text:p>
      <text:p text:style-name="P10"><text:tab/>}</text:p>
      <text:p text:style-name="P10"/>
      <text:p text:style-name="P10"><text:tab/>@Test</text:p>
      <text:p text:style-name="P10"><text:tab/>public void shouldDeleteMultipleWordsFromDictionary() {</text:p>
      <text:p text:style-name="P10"><text:tab/><text:tab/>setupTwoWords();</text:p>
      <text:p text:style-name="P10"><text:tab/><text:tab/>dictionaryDao.removeWords("fain", "lollop");</text:p>
      <text:p text:style-name="P10"><text:tab/><text:tab/>List&lt;String&gt; allMeaningsForLollop = dictionaryDao</text:p>
      <text:p text:style-name="P10"><text:tab/><text:tab/><text:tab/><text:tab/>.getAllTheMeaningsForAWord("lollop");</text:p>
      <text:p text:style-name="P10"><text:tab/><text:tab/>List&lt;String&gt; allMeaningsForFain = dictionaryDao</text:p>
      <text:p text:style-name="P10"><text:tab/><text:tab/><text:tab/><text:tab/>.getAllTheMeaningsForAWord("fain");</text:p>
      <text:p text:style-name="P10"><text:tab/><text:tab/>assertThat(allMeaningsForLollop.size(), is(equalTo(0)));</text:p>
      <text:p text:style-name="P10"><text:tab/><text:tab/>assertThat(allMeaningsForFain.size(), is(equalTo(0)));</text:p>
      <text:p text:style-name="P10"><text:tab/>}</text:p>
      <text:p text:style-name="P10">}</text:p>
      <text:p text:style-name="P7"/>
      <text:p text:style-name="P7"/>
      <text:h text:style-name="Heading_20_1" text:outline-level="1"><text:soft-page-break/>Conclusion</text:h>
      <text:p text:style-name="P7"/>
      <text:p text:style-name="P7">This article introduced you to Redis and how to build Spring Redis applications using Spring Data Redis project. You covered the basics of Redis, its data model, data types, and how to get started with Spring Redis.</text:p>
      <text:p text:style-name="P7">In this article, I have not covered features all like Redis PubSub, MultI-EXEC,etc. There is plenty more to explore. You'll find good resources in the documentation listed in Resources.</text:p>
      <text:p text:style-name="P7"/>
      <text:h text:style-name="Heading_20_1" text:outline-level="1">Resources</text:h>
      <text:p text:style-name="P7"/>
      <text:list xml:id="list7091946051665300355" text:style-name="L4">
        <text:list-item>
          <text:p text:style-name="P14"><text:span text:style-name="T5">Redis </text:span><text:a xlink:type="simple" xlink:href="http://redis.io/documentation">Documentation</text:a></text:p>
        </text:list-item>
        <text:list-item>
          <text:p text:style-name="P14"><text:span text:style-name="T5">Spring Data Redis project </text:span><text:a xlink:type="simple" xlink:href="http://static.springsource.org/spring-data/data-redis/docs/current/reference/htmlsingle/">documentation</text:a><text:span text:style-name="T5">.</text:span></text:p>
        </text:list-item>
        <text:list-item>
          <text:p text:style-name="P14"><text:span text:style-name="T5">Getting Started with Spring Data Redis </text:span><text:a xlink:type="simple" xlink:href="http://www.youtube.com/watch?v=5xtEpB2FmMU">video</text:a><text:span text:style-name="T5">.</text:span></text:p>
        </text:list-item>
        <text:list-item>
          <text:p text:style-name="P14"><text:span text:style-name="T5">Clone the </text:span><text:a xlink:type="simple" xlink:href="https://github.com/shekhargulati/dictionary">dictionary github repository</text:a><text:span text:style-name="T5"> to get the source code for the dictionary applica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Helvetica Neue" svg:font-family="'Helvetica Neue', sans-serif"/>
    <style:font-face style:name="Lucida Grande" svg:font-family="'Lucida Grande'"/>
    <style:font-face style:name="StarSymbol" svg:font-family="StarSymbol"/>
    <style:font-face style:name="MS Mincho" svg:font-family="'MS Mincho', 'ＭＳ 明朝'" style:font-family-generic="modern"/>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_20_Single" style:display-name="Text Body Single" style:family="paragraph" style:parent-style-name="Default_20_Text">
      <style:paragraph-properties fo:margin-top="0cm" fo:margin-bottom="0.212cm"/>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Default_20_Text" style:next-style-name="Default_20_Text" style:default-outline-level="1" style:class="text">
      <style:paragraph-properties fo:margin="100%" fo:margin-left="0cm" fo:margin-right="0cm" fo:margin-top="0.423cm" fo:margin-bottom="0.106cm" fo:hyphenation-ladder-count="no-limit"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Default_20_Text" style:next-style-name="Default_20_Text"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_20_Single" style:class="list">
      <style:text-properties style:font-name-complex="Tahoma1"/>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1"/>
    </style:style>
    <style:style style:name="List_20_Number" style:display-name="List Number" style:family="paragraph" style:parent-style-name="Default_20_Text">
      <style:paragraph-properties fo:hyphenation-ladder-count="no-limit"/>
      <style:text-properties fo:hyphenate="false" fo:hyphenation-remain-char-count="2" fo:hyphenation-push-char-count="2"/>
    </style:style>
    <style:style style:name="List_20_Bullet" style:display-name="List Bullet" style:family="paragraph" style:parent-style-name="Default_20_Text" style:list-style-name="WW8Num14">
      <style:paragraph-properties fo:margin="100%" fo:margin-left="-5.08cm" fo:margin-right="0cm" fo:margin-top="0cm" fo:margin-bottom="0cm" fo:hyphenation-ladder-count="no-limit" fo:text-indent="0cm" style:auto-text-indent="false"/>
      <style:text-properties fo:hyphenate="false" fo:hyphenation-remain-char-count="2" fo:hyphenation-push-char-count="2"/>
    </style:style>
    <style:style style:name="List_20_Bullet_20_2" style:display-name="List Bullet 2" style:family="paragraph" style:parent-style-name="Default_20_Text" style:list-style-name="WW8Num15">
      <style:paragraph-properties fo:margin="100%" fo:margin-left="-0.635cm" fo:margin-right="0cm" fo:margin-top="0cm" fo:margin-bottom="0cm" fo:hyphenation-ladder-count="no-limit" fo:text-indent="0cm" style:auto-text-indent="false"/>
      <style:text-properties fo:hyphenate="false" fo:hyphenation-remain-char-count="2" fo:hyphenation-push-char-count="2"/>
    </style:style>
    <style:style style:name="List_20_Bullet_20_3" style:display-name="List Bullet 3" style:family="paragraph" style:parent-style-name="Default_20_Text" style:list-style-name="WW8Num5">
      <style:paragraph-properties fo:margin="100%" fo:margin-left="-10.16cm" fo:margin-right="0cm" fo:margin-top="0cm" fo:margin-bottom="0cm" fo:hyphenation-ladder-count="no-limit" fo:text-indent="0cm" style:auto-text-indent="false"/>
      <style:text-properties fo:hyphenate="false" fo:hyphenation-remain-char-count="2" fo:hyphenation-push-char-count="2"/>
    </style:style>
    <style:style style:name="List_20_Number_20_2" style:display-name="List Number 2" style:family="paragraph" style:parent-style-name="Default_20_Text" style:list-style-name="WW8Num4">
      <style:paragraph-properties fo:margin="100%" fo:margin-left="-5.08cm" fo:margin-right="0cm" fo:margin-top="0cm" fo:margin-bottom="0cm" fo:hyphenation-ladder-count="no-limit" fo:text-indent="0cm" style:auto-text-indent="false"/>
      <style:text-properties fo:hyphenate="false" fo:hyphenation-remain-char-count="2" fo:hyphenation-push-char-count="2"/>
    </style:style>
    <style:style style:name="List_20_Number_20_3" style:display-name="List Number 3" style:family="paragraph" style:parent-style-name="Default_20_Text" style:list-style-name="WW8Num3">
      <style:paragraph-properties fo:margin="100%" fo:margin-left="-10.16cm" fo:margin-right="0cm" fo:margin-top="0cm" fo:margin-bottom="0cm" fo:hyphenation-ladder-count="no-limit" fo:text-indent="0cm" style:auto-text-indent="false"/>
      <style:text-properties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1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Default_20_Paragraph_20_Font" style:display-name="Default Paragraph Font" style:family="text"/>
    <style:style style:name="WW-Default_20_Paragraph_20_Font" style:display-name="WW-Default Paragraph Font" style:family="text"/>
    <style:style style:name="WW8Num17z0" style:family="text">
      <style:text-properties style:font-name="Symbol"/>
    </style:style>
    <style:style style:name="WW8Num18z0" style:family="text">
      <style:text-properties style:font-name="Symbol"/>
    </style:style>
    <style:style style:name="Absatz-Standardschriftart" style:family="text"/>
    <style:style style:name="WW-Default_20_Paragraph_20_Font11" style:display-name="WW-Default Paragraph Font11" style:family="text"/>
    <style:style style:name="WW-Default_20_Paragraph_20_Font1" style:display-name="WW-Default Paragraph Font1" style:family="text"/>
    <style:style style:name="WW-Absatz-Standardschriftart" style:family="text"/>
    <style:style style:name="WW-Default_20_Paragraph_20_Font112" style:display-name="WW-Default Paragraph Font112" style:family="text"/>
    <style:style style:name="WW-Absatz-Standardschriftart1" style:family="text"/>
    <style:style style:name="WW8Num4z0" style:family="text">
      <style:text-properties style:font-name="Symbol"/>
    </style:style>
    <style:style style:name="WW-Default_20_Paragraph_20_Font1121" style:display-name="WW-Default Paragraph Font1121" style:family="text"/>
    <style:style style:name="Heading_20_3_20_Char" style:display-name="Heading 3 Char" style:family="text" style:parent-style-name="WW-Default_20_Paragraph_20_Font112">
      <style:text-properties style:font-name="Arial" fo:font-size="13pt" fo:language="en" fo:country="US" fo:font-weight="bold" style:font-size-asian="13pt" style:font-weight-asian="bold" style:font-name-complex="Arial" style:font-size-complex="13pt" style:language-complex="ar" style:country-complex="SA"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WW8Num1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list-level-style-bullet text:level="1" text:style-name="WW8Num1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initial-creator>ishields</meta:initial-creator>
    <meta:creation-date>2008-12-08T17:17:06</meta:creation-date>
    <dc:language>en-US</dc:language>
    <meta:editing-cycles>411</meta:editing-cycles>
    <meta:editing-duration>P1DT20H31M22S</meta:editing-duration>
    <dc:date>2013-01-06T03:02:03</dc:date>
    <meta:document-statistic meta:table-count="0" meta:image-count="0" meta:object-count="0" meta:page-count="14" meta:paragraph-count="468" meta:word-count="3357" meta:character-count="25738"/>
    <meta:user-defined meta:name="Info 1"/>
    <meta:user-defined meta:name="Info 2"/>
    <meta:user-defined meta:name="Info 3"/>
    <meta:user-defined meta:name="Info 4"/>
  </office:meta>
</office:document-meta>
</file>